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1f412" officeooo:paragraph-rsid="00053037"/>
    </style:style>
    <style:style style:name="P2" style:family="paragraph" style:parent-style-name="Standard">
      <style:text-properties officeooo:rsid="0001f412" officeooo:paragraph-rsid="0001f412"/>
    </style:style>
    <style:style style:name="P3" style:family="paragraph" style:parent-style-name="Standard">
      <style:text-properties officeooo:rsid="0001f412" officeooo:paragraph-rsid="002262df"/>
    </style:style>
    <style:style style:name="P4" style:family="paragraph" style:parent-style-name="Standard">
      <style:text-properties officeooo:rsid="0001f412" officeooo:paragraph-rsid="0023446e"/>
    </style:style>
    <style:style style:name="P5" style:family="paragraph" style:parent-style-name="Standard">
      <style:text-properties officeooo:rsid="000729b9" officeooo:paragraph-rsid="000729b9"/>
    </style:style>
    <style:style style:name="P6" style:family="paragraph" style:parent-style-name="Standard">
      <style:text-properties officeooo:rsid="000729b9" officeooo:paragraph-rsid="0008377b"/>
    </style:style>
    <style:style style:name="P7" style:family="paragraph" style:parent-style-name="Standard">
      <style:text-properties officeooo:rsid="00053037" officeooo:paragraph-rsid="00053037"/>
    </style:style>
    <style:style style:name="P8" style:family="paragraph" style:parent-style-name="Standard">
      <style:text-properties officeooo:rsid="00053037" officeooo:paragraph-rsid="00085feb"/>
    </style:style>
    <style:style style:name="P9" style:family="paragraph" style:parent-style-name="Standard">
      <style:text-properties officeooo:rsid="0008377b" officeooo:paragraph-rsid="0008377b"/>
    </style:style>
    <style:style style:name="P10" style:family="paragraph" style:parent-style-name="Standard">
      <style:text-properties officeooo:rsid="00085feb" officeooo:paragraph-rsid="00085feb"/>
    </style:style>
    <style:style style:name="P11" style:family="paragraph" style:parent-style-name="Standard">
      <style:text-properties officeooo:rsid="0009b9bd" officeooo:paragraph-rsid="0009b9bd"/>
    </style:style>
    <style:style style:name="P12" style:family="paragraph" style:parent-style-name="Standard">
      <style:text-properties officeooo:rsid="000b6cfc" officeooo:paragraph-rsid="000b6cfc"/>
    </style:style>
    <style:style style:name="P13" style:family="paragraph" style:parent-style-name="Standard">
      <style:text-properties officeooo:rsid="000b6cfc" officeooo:paragraph-rsid="000d3e6f"/>
    </style:style>
    <style:style style:name="P14" style:family="paragraph" style:parent-style-name="Standard">
      <style:text-properties officeooo:rsid="000b6cfc" officeooo:paragraph-rsid="000d62ca"/>
    </style:style>
    <style:style style:name="P15" style:family="paragraph" style:parent-style-name="Standard">
      <style:text-properties officeooo:rsid="000b6cfc" officeooo:paragraph-rsid="000e7584"/>
    </style:style>
    <style:style style:name="P16" style:family="paragraph" style:parent-style-name="Standard">
      <style:text-properties officeooo:rsid="000b6cfc" officeooo:paragraph-rsid="000f3faf"/>
    </style:style>
    <style:style style:name="P17" style:family="paragraph" style:parent-style-name="Standard">
      <style:text-properties officeooo:rsid="000b6cfc" officeooo:paragraph-rsid="001420b8"/>
    </style:style>
    <style:style style:name="P18" style:family="paragraph" style:parent-style-name="Standard">
      <style:text-properties fo:font-style="italic" fo:font-weight="bold" officeooo:paragraph-rsid="00034fa2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fo:font-weight="bold" officeooo:rsid="000729b9" officeooo:paragraph-rsid="000729b9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fo:font-weight="bold" officeooo:rsid="0001f412" officeooo:paragraph-rsid="0001f412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italic" fo:font-weight="bold" officeooo:rsid="000d37ff" officeooo:paragraph-rsid="000d37ff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font-style="italic" fo:font-weight="bold" officeooo:rsid="000d3e6f" officeooo:paragraph-rsid="000d3e6f" style:font-style-asian="italic" style:font-weight-asian="bold" style:font-style-complex="italic" style:font-weight-complex="bold"/>
    </style:style>
    <style:style style:name="P23" style:family="paragraph" style:parent-style-name="Standard">
      <style:text-properties officeooo:rsid="0015fe2b" officeooo:paragraph-rsid="0015fe2b"/>
    </style:style>
    <style:style style:name="P24" style:family="paragraph" style:parent-style-name="Standard">
      <style:text-properties officeooo:rsid="0015fe2b" officeooo:paragraph-rsid="001ac4d5"/>
    </style:style>
    <style:style style:name="P25" style:family="paragraph" style:parent-style-name="Standard">
      <style:text-properties officeooo:rsid="000d37ff" officeooo:paragraph-rsid="000d37ff"/>
    </style:style>
    <style:style style:name="P26" style:family="paragraph" style:parent-style-name="Standard">
      <style:text-properties officeooo:rsid="000d62ca" officeooo:paragraph-rsid="000d62ca"/>
    </style:style>
    <style:style style:name="P27" style:family="paragraph" style:parent-style-name="Standard">
      <style:text-properties officeooo:rsid="001118da" officeooo:paragraph-rsid="000f3faf"/>
    </style:style>
    <style:style style:name="P28" style:family="paragraph" style:parent-style-name="Standard">
      <style:text-properties officeooo:rsid="001118da" officeooo:paragraph-rsid="003f7439"/>
    </style:style>
    <style:style style:name="P29" style:family="paragraph" style:parent-style-name="Standard">
      <style:text-properties officeooo:rsid="001420b8" officeooo:paragraph-rsid="001420b8"/>
    </style:style>
    <style:style style:name="P30" style:family="paragraph" style:parent-style-name="Standard">
      <style:text-properties officeooo:rsid="001420b8" officeooo:paragraph-rsid="001760da"/>
    </style:style>
    <style:style style:name="P31" style:family="paragraph" style:parent-style-name="Standard">
      <style:text-properties officeooo:rsid="001420b8" officeooo:paragraph-rsid="000f3faf"/>
    </style:style>
    <style:style style:name="P32" style:family="paragraph" style:parent-style-name="Standard">
      <style:text-properties officeooo:rsid="001420b8" officeooo:paragraph-rsid="00262ede"/>
    </style:style>
    <style:style style:name="P33" style:family="paragraph" style:parent-style-name="Standard">
      <style:text-properties officeooo:rsid="001420b8" officeooo:paragraph-rsid="002b96a2"/>
    </style:style>
    <style:style style:name="P34" style:family="paragraph" style:parent-style-name="Standard">
      <style:text-properties officeooo:rsid="001420b8" officeooo:paragraph-rsid="002e01a2"/>
    </style:style>
    <style:style style:name="P35" style:family="paragraph" style:parent-style-name="Standard">
      <style:text-properties officeooo:rsid="001420b8" officeooo:paragraph-rsid="00356b35"/>
    </style:style>
    <style:style style:name="P36" style:family="paragraph" style:parent-style-name="Standard">
      <style:text-properties officeooo:rsid="00148de7" officeooo:paragraph-rsid="00148de7"/>
    </style:style>
    <style:style style:name="P37" style:family="paragraph" style:parent-style-name="Standard">
      <style:text-properties fo:font-weight="bold" officeooo:rsid="001760da" officeooo:paragraph-rsid="001760da" style:font-weight-asian="bold" style:font-weight-complex="bold"/>
    </style:style>
    <style:style style:name="P38" style:family="paragraph" style:parent-style-name="Standard">
      <style:text-properties officeooo:rsid="0017c753" officeooo:paragraph-rsid="0017c753"/>
    </style:style>
    <style:style style:name="P39" style:family="paragraph" style:parent-style-name="Standard">
      <style:text-properties officeooo:rsid="00194355" officeooo:paragraph-rsid="00194355"/>
    </style:style>
    <style:style style:name="P40" style:family="paragraph" style:parent-style-name="Standard">
      <style:text-properties officeooo:rsid="001ac4d5" officeooo:paragraph-rsid="001ac4d5"/>
    </style:style>
    <style:style style:name="P41" style:family="paragraph" style:parent-style-name="Standard">
      <style:text-properties officeooo:rsid="0018d049" officeooo:paragraph-rsid="0018d049"/>
    </style:style>
    <style:style style:name="P42" style:family="paragraph" style:parent-style-name="Standard">
      <style:text-properties officeooo:rsid="001ea322" officeooo:paragraph-rsid="001ea322"/>
    </style:style>
    <style:style style:name="P43" style:family="paragraph" style:parent-style-name="Standard">
      <style:text-properties officeooo:rsid="001ea322" officeooo:paragraph-rsid="001f6743"/>
    </style:style>
    <style:style style:name="P44" style:family="paragraph" style:parent-style-name="Standard">
      <style:text-properties officeooo:rsid="001cb76c" officeooo:paragraph-rsid="001cb76c"/>
    </style:style>
    <style:style style:name="P45" style:family="paragraph" style:parent-style-name="Standard">
      <style:text-properties officeooo:rsid="001f6743" officeooo:paragraph-rsid="001f6743"/>
    </style:style>
    <style:style style:name="P46" style:family="paragraph" style:parent-style-name="Standard">
      <style:text-properties officeooo:rsid="0020c743" officeooo:paragraph-rsid="00148de7"/>
    </style:style>
    <style:style style:name="P47" style:family="paragraph" style:parent-style-name="Standard">
      <style:text-properties officeooo:rsid="001a65a6" officeooo:paragraph-rsid="001a65a6"/>
    </style:style>
    <style:style style:name="P48" style:family="paragraph" style:parent-style-name="Standard">
      <style:text-properties officeooo:rsid="0024df05" officeooo:paragraph-rsid="0024df05"/>
    </style:style>
    <style:style style:name="P49" style:family="paragraph" style:parent-style-name="Standard">
      <style:text-properties officeooo:rsid="0024df05" officeooo:paragraph-rsid="00281aed"/>
    </style:style>
    <style:style style:name="P50" style:family="paragraph" style:parent-style-name="Standard">
      <style:text-properties officeooo:rsid="0024df05" officeooo:paragraph-rsid="00293132"/>
    </style:style>
    <style:style style:name="P51" style:family="paragraph" style:parent-style-name="Standard">
      <style:text-properties officeooo:rsid="0024df05" officeooo:paragraph-rsid="002a50f7"/>
    </style:style>
    <style:style style:name="P52" style:family="paragraph" style:parent-style-name="Standard">
      <style:text-properties officeooo:paragraph-rsid="003044e9"/>
    </style:style>
    <style:style style:name="P53" style:family="paragraph" style:parent-style-name="Standard">
      <style:text-properties fo:color="#008000" officeooo:rsid="001420b8" officeooo:paragraph-rsid="0031b592"/>
    </style:style>
    <style:style style:name="P54" style:family="paragraph" style:parent-style-name="Standard">
      <style:text-properties fo:color="#008000" officeooo:rsid="0031b592" officeooo:paragraph-rsid="003462fa"/>
    </style:style>
    <style:style style:name="P55" style:family="paragraph" style:parent-style-name="Standard">
      <style:text-properties fo:color="#355e00" fo:font-style="italic" officeooo:rsid="001420b8" officeooo:paragraph-rsid="00390512" style:font-style-asian="italic" style:font-style-complex="italic"/>
    </style:style>
    <style:style style:name="P56" style:family="paragraph" style:parent-style-name="Standard">
      <style:text-properties fo:color="#355e00" fo:font-style="italic" officeooo:rsid="001420b8" officeooo:paragraph-rsid="003a42c5" style:font-style-asian="italic" style:font-style-complex="italic"/>
    </style:style>
    <style:style style:name="P57" style:family="paragraph" style:parent-style-name="Standard">
      <style:text-properties fo:color="#355e00" fo:font-style="italic" officeooo:rsid="00390512" officeooo:paragraph-rsid="00390512" style:font-style-asian="italic" style:font-style-complex="italic"/>
    </style:style>
    <style:style style:name="P58" style:family="paragraph" style:parent-style-name="Standard">
      <style:text-properties fo:color="#355e00" fo:font-style="italic" officeooo:rsid="003bd847" officeooo:paragraph-rsid="003bd847" style:font-style-asian="italic" style:font-style-complex="italic"/>
    </style:style>
    <style:style style:name="P59" style:family="paragraph" style:parent-style-name="Standard">
      <style:text-properties officeooo:rsid="00281aed" officeooo:paragraph-rsid="00281aed"/>
    </style:style>
    <style:style style:name="P60" style:family="paragraph" style:parent-style-name="Standard">
      <style:text-properties officeooo:rsid="00293132" officeooo:paragraph-rsid="00293132"/>
    </style:style>
    <style:style style:name="P61" style:family="paragraph" style:parent-style-name="Standard">
      <style:text-properties officeooo:rsid="002a50f7" officeooo:paragraph-rsid="002a50f7"/>
    </style:style>
    <style:style style:name="P62" style:family="paragraph" style:parent-style-name="Standard">
      <style:text-properties officeooo:rsid="0025e164" officeooo:paragraph-rsid="0024df05"/>
    </style:style>
    <style:style style:name="P63" style:family="paragraph" style:parent-style-name="Standard">
      <style:text-properties officeooo:rsid="00262ede" officeooo:paragraph-rsid="00262ede"/>
    </style:style>
    <style:style style:name="P64" style:family="paragraph" style:parent-style-name="Standard">
      <style:text-properties officeooo:rsid="002b96a2" officeooo:paragraph-rsid="002b96a2"/>
    </style:style>
    <style:style style:name="P65" style:family="paragraph" style:parent-style-name="Standard">
      <style:text-properties officeooo:rsid="00356b35" officeooo:paragraph-rsid="00356b35"/>
    </style:style>
    <style:style style:name="P66" style:family="paragraph" style:parent-style-name="Standard">
      <style:text-properties officeooo:rsid="002e01a2" officeooo:paragraph-rsid="002e01a2"/>
    </style:style>
    <style:style style:name="P67" style:family="paragraph" style:parent-style-name="Standard">
      <style:text-properties officeooo:rsid="002fc457" officeooo:paragraph-rsid="002fc457"/>
    </style:style>
    <style:style style:name="P68" style:family="paragraph" style:parent-style-name="Standard">
      <style:text-properties officeooo:rsid="00348d5d" officeooo:paragraph-rsid="00348d5d"/>
    </style:style>
    <style:style style:name="P69" style:family="paragraph" style:parent-style-name="Standard">
      <style:text-properties fo:color="#000000" officeooo:rsid="002b96a2" officeooo:paragraph-rsid="003e90bd"/>
    </style:style>
    <style:style style:name="P70" style:family="paragraph" style:parent-style-name="Standard">
      <style:text-properties fo:color="#000000" officeooo:rsid="003e90bd" officeooo:paragraph-rsid="003e90bd"/>
    </style:style>
    <style:style style:name="P71" style:family="paragraph" style:parent-style-name="Standard">
      <style:text-properties officeooo:rsid="003dc549" officeooo:paragraph-rsid="003dc549"/>
    </style:style>
    <style:style style:name="P72" style:family="paragraph" style:parent-style-name="Standard">
      <style:text-properties fo:color="#ff420e" officeooo:rsid="003dc549" officeooo:paragraph-rsid="003dc549"/>
    </style:style>
    <style:style style:name="P73" style:family="paragraph" style:parent-style-name="Standard">
      <style:text-properties officeooo:rsid="003f7439" officeooo:paragraph-rsid="003f7439"/>
    </style:style>
    <style:style style:name="P74" style:family="paragraph" style:parent-style-name="Standard">
      <style:text-properties officeooo:rsid="003f7439" officeooo:paragraph-rsid="0040d962"/>
    </style:style>
    <style:style style:name="P75" style:family="paragraph" style:parent-style-name="Standard">
      <style:text-properties officeooo:rsid="00423367" officeooo:paragraph-rsid="0040d962"/>
    </style:style>
    <style:style style:name="P76" style:family="paragraph" style:parent-style-name="Standard">
      <style:text-properties officeooo:rsid="00423367" officeooo:paragraph-rsid="00440c4c"/>
    </style:style>
    <style:style style:name="T1" style:family="text">
      <style:text-properties officeooo:rsid="00034fa2"/>
    </style:style>
    <style:style style:name="T2" style:family="text">
      <style:text-properties officeooo:rsid="00053037"/>
    </style:style>
    <style:style style:name="T3" style:family="text">
      <style:text-properties officeooo:rsid="000729b9"/>
    </style:style>
    <style:style style:name="T4" style:family="text">
      <style:text-properties officeooo:rsid="0008377b"/>
    </style:style>
    <style:style style:name="T5" style:family="text">
      <style:text-properties officeooo:rsid="00085feb"/>
    </style:style>
    <style:style style:name="T6" style:family="text">
      <style:text-properties officeooo:rsid="0009b9bd"/>
    </style:style>
    <style:style style:name="T7" style:family="text">
      <style:text-properties officeooo:rsid="000c9f0c"/>
    </style:style>
    <style:style style:name="T8" style:family="text">
      <style:text-properties officeooo:rsid="000d3e6f"/>
    </style:style>
    <style:style style:name="T9" style:family="text">
      <style:text-properties officeooo:rsid="000d62ca"/>
    </style:style>
    <style:style style:name="T10" style:family="text">
      <style:text-properties officeooo:rsid="000e7584"/>
    </style:style>
    <style:style style:name="T11" style:family="text">
      <style:text-properties officeooo:rsid="000f3faf"/>
    </style:style>
    <style:style style:name="T12" style:family="text">
      <style:text-properties officeooo:rsid="001118da"/>
    </style:style>
    <style:style style:name="T13" style:family="text">
      <style:text-properties officeooo:rsid="001420b8"/>
    </style:style>
    <style:style style:name="T14" style:family="text">
      <style:text-properties fo:color="#dc2300" officeooo:rsid="001420b8"/>
    </style:style>
    <style:style style:name="T15" style:family="text">
      <style:text-properties officeooo:rsid="001760da"/>
    </style:style>
    <style:style style:name="T16" style:family="text">
      <style:text-properties officeooo:rsid="0017c753"/>
    </style:style>
    <style:style style:name="T17" style:family="text">
      <style:text-properties officeooo:rsid="001ac4d5"/>
    </style:style>
    <style:style style:name="T18" style:family="text">
      <style:text-properties fo:color="#800000" officeooo:rsid="001ac4d5"/>
    </style:style>
    <style:style style:name="T19" style:family="text">
      <style:text-properties officeooo:rsid="001f6743"/>
    </style:style>
    <style:style style:name="T20" style:family="text">
      <style:text-properties officeooo:rsid="0020c743"/>
    </style:style>
    <style:style style:name="T21" style:family="text">
      <style:text-properties officeooo:rsid="002262df"/>
    </style:style>
    <style:style style:name="T22" style:family="text">
      <style:text-properties officeooo:rsid="0023446e"/>
    </style:style>
    <style:style style:name="T23" style:family="text">
      <style:text-properties officeooo:rsid="0023e5b3"/>
    </style:style>
    <style:style style:name="T24" style:family="text">
      <style:text-properties officeooo:rsid="00262ede"/>
    </style:style>
    <style:style style:name="T25" style:family="text">
      <style:text-properties officeooo:rsid="00281aed"/>
    </style:style>
    <style:style style:name="T26" style:family="text">
      <style:text-properties officeooo:rsid="00293132"/>
    </style:style>
    <style:style style:name="T27" style:family="text">
      <style:text-properties officeooo:rsid="002a50f7"/>
    </style:style>
    <style:style style:name="T28" style:family="text">
      <style:text-properties officeooo:rsid="002b96a2"/>
    </style:style>
    <style:style style:name="T29" style:family="text">
      <style:text-properties officeooo:rsid="002d8e19"/>
    </style:style>
    <style:style style:name="T30" style:family="text">
      <style:text-properties officeooo:rsid="002e01a2"/>
    </style:style>
    <style:style style:name="T31" style:family="text">
      <style:text-properties officeooo:rsid="003044e9"/>
    </style:style>
    <style:style style:name="T32" style:family="text">
      <style:text-properties officeooo:rsid="0031b592"/>
    </style:style>
    <style:style style:name="T33" style:family="text">
      <style:text-properties fo:color="#008000"/>
    </style:style>
    <style:style style:name="T34" style:family="text">
      <style:text-properties fo:color="#008000" officeooo:rsid="002b96a2"/>
    </style:style>
    <style:style style:name="T35" style:family="text">
      <style:text-properties fo:color="#008000" officeooo:rsid="003044e9"/>
    </style:style>
    <style:style style:name="T36" style:family="text">
      <style:text-properties fo:color="#008000" officeooo:rsid="003e90bd"/>
    </style:style>
    <style:style style:name="T37" style:family="text">
      <style:text-properties fo:color="#008000" officeooo:rsid="003f7439"/>
    </style:style>
    <style:style style:name="T38" style:family="text">
      <style:text-properties fo:color="#ff0000" officeooo:rsid="002d8e19"/>
    </style:style>
    <style:style style:name="T39" style:family="text">
      <style:text-properties fo:color="#ff0000" officeooo:rsid="003044e9"/>
    </style:style>
    <style:style style:name="T40" style:family="text">
      <style:text-properties officeooo:rsid="00356b35"/>
    </style:style>
    <style:style style:name="T41" style:family="text">
      <style:text-properties officeooo:rsid="0037474f"/>
    </style:style>
    <style:style style:name="T42" style:family="text">
      <style:text-properties officeooo:rsid="00390512"/>
    </style:style>
    <style:style style:name="T43" style:family="text">
      <style:text-properties officeooo:rsid="003a42c5"/>
    </style:style>
    <style:style style:name="T44" style:family="text">
      <style:text-properties fo:color="#ff420e" officeooo:rsid="00356b35"/>
    </style:style>
    <style:style style:name="T45" style:family="text">
      <style:text-properties officeooo:rsid="003f7439"/>
    </style:style>
    <style:style style:name="T46" style:family="text">
      <style:text-properties officeooo:rsid="0040d962"/>
    </style:style>
    <style:style style:name="T47" style:family="text">
      <style:text-properties officeooo:rsid="00423367"/>
    </style:style>
    <style:style style:name="T48" style:family="text">
      <style:text-properties officeooo:rsid="00440c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eate the ENV on ubuntu13.04</text:p>
      <text:p text:style-name="P2"/>
      <text:p text:style-name="P20">1\ <text:s/>Install the ubuntu13.04</text:p>
      <text:p text:style-name="P2">a\ Creating the booting U disk(ImageWrite.exe, ubuntu-13.04-desktop-amd64.iso)</text:p>
      <text:p text:style-name="P2">b\ Partition the Hard disk, changing the character about Logic or primary(miniTool partition wizard 8)</text:p>
      <text:p text:style-name="P2">c\ After installing the ubuntu13.04, re-installing the grub</text:p>
      <text:p text:style-name="P2"><text:s text:c="4"/>sudo -i;</text:p>
      <text:p text:style-name="P2"><text:s text:c="4"/>grub-install –root-directory=/media/ubuntu/d /dev/sda</text:p>
      <text:p text:style-name="P2"/>
      <text:p text:style-name="P20">2\ Install the software</text:p>
      <text:p text:style-name="P2"><text:s text:c="4"/>$ sudo apt-get install build-essential </text:p>
      <text:p text:style-name="P2"><text:s text:c="4"/>$ sudo apt-get install bison </text:p>
      <text:p text:style-name="P2"><text:s text:c="4"/>$ sudo apt-get install flex </text:p>
      <text:p text:style-name="P2"><text:s text:c="4"/>$ sudo apt-get install gettext </text:p>
      <text:p text:style-name="P2"><text:s text:c="4"/>$ sudo apt-get install tcl </text:p>
      <text:p text:style-name="P2"><text:s text:c="4"/>$ sudo apt-get install sharutils </text:p>
      <text:p text:style-name="P2"><text:s text:c="4"/>$ sudo apt-get install libncurses-dev</text:p>
      <text:p text:style-name="P2"><text:s text:c="4"/>$ sudo apt-get install minicom</text:p>
      <text:p text:style-name="P3"><text:s text:c="4"/><text:span text:style-name="T21">$ sudo apt-get install gcc-multilib</text:span></text:p>
      <text:p text:style-name="P4"><text:span text:style-name="T21"><text:s text:c="4"/></text:span><text:span text:style-name="T22">$ sudo apt-get install mtd-utils <text:s text:c="6"/></text:span><text:span text:style-name="T23">//mkfs.jffs2</text:span></text:p>
      <text:p text:style-name="P2"/>
      <text:p text:style-name="P20">3\ Install tftp server</text:p>
      <text:p text:style-name="P2"><text:s text:c="4"/>$ sudo apt-get install tftpd </text:p>
      <text:p text:style-name="P2"><text:s text:c="4"/>$ sudo apt-get install xinetd </text:p>
      <text:p text:style-name="P2">Then we need create the file /etc/xinetd.d/tftp to be able to start TFTP daemon on demand. The file will look the following: </text:p>
      <text:p text:style-name="P2">service tftp </text:p>
      <text:p text:style-name="P2">{ </text:p>
      <text:p text:style-name="P2"><text:tab/>protocol <text:s text:c="7"/>= udp </text:p>
      <text:p text:style-name="P2"><text:tab/>port <text:s text:c="11"/>= 69 </text:p>
      <text:p text:style-name="P2"><text:tab/>socket_type <text:s text:c="4"/>= dgram </text:p>
      <text:p text:style-name="P2"><text:tab/>wait <text:s text:c="11"/>= yes </text:p>
      <text:p text:style-name="P2"><text:tab/>user <text:s text:c="11"/>= nobody </text:p>
      <text:p text:style-name="P2"><text:tab/>server <text:s text:c="9"/>= /usr/sbin/in.tftpd </text:p>
      <text:p text:style-name="P2"><text:tab/>server_args <text:s text:c="4"/>= /tftpboot </text:p>
      <text:p text:style-name="P2"><text:tab/>disable <text:s text:c="8"/>= no </text:p>
      <text:p text:style-name="P2">} </text:p>
      <text:p text:style-name="P2">Note we choose to use /tftpboot as the root directory for TFTP server. It must be separately created. </text:p>
      <text:p text:style-name="P2"><text:s text:c="4"/>$ sudo mkdir /tftpboot </text:p>
      <text:p text:style-name="P2"><text:s text:c="4"/>$ chmod a+w /tftpboot </text:p>
      <text:p text:style-name="P2"/>
      <text:p text:style-name="P19">4\ Install Chinese input method</text:p>
      <text:p text:style-name="P5"><text:s/>a\ System Settings--&gt;Language Support--&gt;Install/Remove Languages</text:p>
      <text:p text:style-name="P5"><text:s/>b\ Selecting: Chinese(simplified)</text:p>
      <text:p text:style-name="P5"/>
      <text:p text:style-name="P6"><text:s/><text:span text:style-name="T4">c\ sudo apt-get install ibus ibus-clutter ibus-gtk ibus-gtk3 ibus-qt4</text:span></text:p>
      <text:p text:style-name="P9"><text:s/>d\ sudo apt-get install ibus-googlepinyin</text:p>
      <text:p text:style-name="P9"><text:s/>e\ $ ibus-setup <text:s text:c="3"/>//Ibus Preference - - &gt; Input Method</text:p>
      <text:p text:style-name="P9"><text:s/>( f\ ibus-daemon -drx) <text:s text:c="2"/>//<text:span text:style-name="T7">add this to .bashrc</text:span> </text:p>
      <text:p text:style-name="P2"/>
      <text:p text:style-name="P18"><text:span text:style-name="T3">5</text:span><text:span text:style-name="T1">\ Install P4</text:span></text:p>
      <text:p text:style-name="P1"><text:soft-page-break/><text:span text:style-name="T2">a\ Download sw here: </text:span><text:a xlink:type="simple" xlink:href="http://www.perforce.com/downloads/"><text:span text:style-name="T2">http://www.perforce.com/downloads/</text:span></text:a></text:p>
      <text:p text:style-name="P7">b\ <text:span text:style-name="T5">(for P4V fast launch) </text:span></text:p>
      <text:p text:style-name="P10"><text:s text:c="4"/>I\ Creating file p4v.desktop in directory: /usr/share/applications</text:p>
      <text:p text:style-name="P8"><text:span text:style-name="T5"><text:s text:c="4"/></text:span><text:span text:style-name="T6">II\ <text:s/>The contents about the file:</text:span></text:p>
      <text:p text:style-name="P11"><text:s/>[Desktop Entry] </text:p>
      <text:p text:style-name="P11">Type=Application </text:p>
      <text:p text:style-name="P11">Name=P4V </text:p>
      <text:p text:style-name="P11">Comment=Perforce Clients </text:p>
      <text:p text:style-name="P11">Icon=/home/paul/work/p4v-2013.2.685561/lib/p4v/P4VResources/icons/p4v_48_high.png </text:p>
      <text:p text:style-name="P11">Exec=/home/paul/work/p4v-2013.2.685561/bin/p4v </text:p>
      <text:p text:style-name="P11">Terminal=false </text:p>
      <text:p text:style-name="P11">Categories=Development;IDE;Java; </text:p>
      <text:p text:style-name="P11"><text:s text:c="4"/>III\ Launch p4v in start menu</text:p>
      <text:p text:style-name="P11"><text:s text:c="4"/>IV\ click the right button, and lock the launcher</text:p>
      <text:p text:style-name="P12">c\ Setting the server and port and workspace</text:p>
      <text:p text:style-name="P12"><text:s text:c="3"/>perforce.qca.qualcomm.com</text:p>
      <text:p text:style-name="P12"><text:s text:c="3"/>1666</text:p>
      <text:p text:style-name="P23">d\ p4 command line</text:p>
      <text:p text:style-name="P23">vi .bashrc</text:p>
      <text:p text:style-name="P23">export P4USER=paulz</text:p>
      <text:p text:style-name="P23">export P4CLIENT=paulz_Workstation_HP</text:p>
      <text:p text:style-name="P23"/>
      <text:p text:style-name="P40">e\ mapping</text:p>
      <text:p text:style-name="P24"><text:span text:style-name="T17">//depot/... </text:span><text:span text:style-name="T18">//paulz_Workstation_HP/depot/...</text:span></text:p>
      <text:p text:style-name="P40">//depot/sw/branches/9.5_staging/drivers/adf/... //paulz_Workstation_HP/depot/sw/branches/9.5_staging/drivers/wlan/adf/...</text:p>
      <text:p text:style-name="P40">//depot/sw/branches/9.5_staging/drivers/asf/... //paulz_Workstation_HP/depot/sw/branches/9.5_staging/drivers/wlan/asf/...</text:p>
      <text:p text:style-name="P40">//depot/sw/branches/art2_main/src/art2/driver/linux/... //paulz_Workstation_HP/depot/sw/branches/9.5_staging/apps/art/...</text:p>
      <text:p text:style-name="P40">//components/... //paulz_Workstation_HP/components/...</text:p>
      <text:p text:style-name="P40"/>
      <text:p text:style-name="P42">f\ install code collaborator</text:p>
      <text:p text:style-name="P42"><text:s text:c="3"/>I\ <text:s/>ulysses:8080 <text:s text:c="2"/>download 7.x version</text:p>
      <text:p text:style-name="P43"><text:s text:c="3"/><text:span text:style-name="T19">II\ install the jdk: using the “synaptic package manager” to install “openjdk-7-jre”</text:span></text:p>
      <text:p text:style-name="P43"><text:s text:c="3"/>II<text:span text:style-name="T19">I</text:span>\ <text:span text:style-name="T19">sudo ./ccollab_client_7_3_7304_unix.sh</text:span></text:p>
      <text:p text:style-name="P43"><text:span text:style-name="T19"><text:s text:c="9"/></text:span><text:a xlink:type="simple" xlink:href="http://ulysses:8080/"><text:span text:style-name="T19">http://ulysses:8080</text:span></text:a></text:p>
      <text:p text:style-name="P45"><text:s text:c="3"/>IV\ running the “Code collaborator client”, Setting the configuration </text:p>
      <text:p text:style-name="P45"><text:s text:c="3"/>V\ <text:s text:c="2"/>running the “p4v”: tools-&gt;manage the customer tool - &gt; import tools</text:p>
      <text:p text:style-name="P45"><text:s text:c="10"/>/usr/local/ccollab-cmdline/P4V-Tools-Import.xml</text:p>
      <text:p text:style-name="P45"><text:s text:c="4"/>VI\ <text:s/>Maybe you need to cp the p4 command to /usr/sbin directory.</text:p>
      <text:p text:style-name="P12"/>
      <text:p text:style-name="P21">6\ Enable 4 desktops</text:p>
      <text:p text:style-name="P25"><text:s text:c="5"/>System Settings - - &gt; Appearance - - &gt; Behavior : Select “Enable workspaces”</text:p>
      <text:p text:style-name="P25"/>
      <text:p text:style-name="P22">7\ Getting started with OpenWrt</text:p>
      <text:p text:style-name="P13"><text:span text:style-name="T8"><text:s text:c="4"/></text:span><text:a xlink:type="simple" xlink:href="http://qwiki.qualcomm.com/qca-nbusw/Getting_started_with_OpenWrt"><text:span text:style-name="T8">http://qwiki.qualcomm.com/qca-nbusw/Getting_started_with_OpenWrt</text:span></text:a></text:p>
      <text:p text:style-name="P14"><text:span text:style-name="T8"><text:s/></text:span><text:span text:style-name="T9">a\ </text:span></text:p>
      <text:p text:style-name="P26"><text:s text:c="2"/>$ sudo apt-get install gcc g++ binutils patch bzip2 flex make \ </text:p>
      <text:p text:style-name="P26"><text:s text:c="2"/>gettext pkg-config unzip zlib1g-dev libc6-dev subversion libncurses5-dev gawk sharutils curl \ </text:p>
      <text:p text:style-name="P26"><text:s text:c="2"/>libxml-parser-perl</text:p>
      <text:p text:style-name="P15"><text:span text:style-name="T9"><text:s/>b\ </text:span><text:span text:style-name="T10">sudo apt-get install git-core</text:span></text:p>
      <text:p text:style-name="P16"><text:soft-page-break/><text:span text:style-name="T11"><text:s/>c\ </text:span><text:span text:style-name="T12">install repo</text:span></text:p>
      <text:p text:style-name="P27"><text:s text:c="4"/>mkdir ~/work/bin</text:p>
      <text:p text:style-name="P27"><text:s text:c="4"/>vi ~/.bashrc: <text:s text:c="2"/>export PATH=~/work/bin:$PATH</text:p>
      <text:p text:style-name="P29"><text:s text:c="4"/>curl https://dl-ssl.google.com/dl/googlesource/git-repo/repo &gt; ~/work/bin/repo </text:p>
      <text:p text:style-name="P29"><text:s text:c="4"/>chmod a+x ~/work/bin/repo</text:p>
      <text:p text:style-name="P29">d\ configure global git setting</text:p>
      <text:p text:style-name="P17"><text:span text:style-name="T13"><text:s text:c="4"/>git config –global user.email </text:span><text:a xlink:type="simple" xlink:href="mailto:paulz@qti.qualcomm.com"><text:span text:style-name="T13">paulz@qti.qualcomm.com</text:span></text:a></text:p>
      <text:p text:style-name="P29"><text:s text:c="4"/>git config –global user.name “Paul Zhang”</text:p>
      <text:p text:style-name="P29"><text:s text:c="4"/></text:p>
      <text:p text:style-name="P29"><text:s text:c="4"/>vi .gitconfig</text:p>
      <text:p text:style-name="P17"><text:span text:style-name="T13"><text:s text:c="4"/>[url "ssh://</text:span><text:span text:style-name="T14">paulz</text:span><text:span text:style-name="T13">@qca-git01.qualcomm.com:29418/"] </text:span></text:p>
      <text:p text:style-name="P29"><text:s text:c="3"/><text:tab/><text:tab/>insteadOf = ssh://qca-git01.qualcomm.com:29418/</text:p>
      <text:p text:style-name="P29"><text:s/>e\ set the ssh key</text:p>
      <text:p text:style-name="P17"><text:span text:style-name="T13"><text:s text:c="4"/></text:span><text:a xlink:type="simple" xlink:href="https://help.github.com/articles/generating-ssh-keys"><text:span text:style-name="T13">https://help.github.com/articles/generating-ssh-keys</text:span></text:a></text:p>
      <text:p text:style-name="P17"><text:span text:style-name="T13"><text:s text:c="4"/>I\ <text:s/>$ ssh-keygen -t rsa -C “</text:span><text:a xlink:type="simple" xlink:href="mailto:paulz@qti.qualcomm.com"><text:span text:style-name="T13">paulz@qti.qualcomm.com</text:span></text:a><text:span text:style-name="T13">”</text:span></text:p>
      <text:p text:style-name="P29"><text:s text:c="4"/>II\ copy the content of file ~/.ssh/id_rsa.pub</text:p>
      <text:p text:style-name="P17"><text:span text:style-name="T13"><text:s text:c="4"/>III\ Past the content to web: </text:span><text:a xlink:type="simple" xlink:href="http://qca-git01.qualcomm.com/#/settings/ssh-keys"><text:span text:style-name="T13">http://qca-git01.qualcomm.com/#/settings/ssh-keys</text:span></text:a></text:p>
      <text:p text:style-name="P29"><text:tab/>Settings - - &gt; SSH Public keys - - &gt; Add key … - - &gt; add</text:p>
      <text:p text:style-name="P36"/>
      <text:p text:style-name="P36"><text:s/>f\ Create dir ~/work/Akronite</text:p>
      <text:p text:style-name="P36"><text:s text:c="5"/>repo init --config-name -u ssh://qca-git01.qualcomm.com:29418/releases/manifest/hyfi.git</text:p>
      <text:p text:style-name="P36"/>
      <text:p text:style-name="P36"><text:s text:c="5"/><text:span text:style-name="T20">if something like HTTP errors, please add this dir to path:</text:span></text:p>
      <text:p text:style-name="P46"><text:s text:c="5"/>export PATH=$PATH:/usr/lib/git-core</text:p>
      <text:p text:style-name="P36"/>
      <text:p text:style-name="P36"><text:s text:c="5"/>repo sync</text:p>
      <text:p text:style-name="P37">8\ tools</text:p>
      <text:p text:style-name="P30"><text:span text:style-name="T15">sudo apt-get install cscope <text:s text:c="3"/>//</text:span><text:span text:style-name="T16">cscope -Rbq</text:span></text:p>
      <text:p text:style-name="P38">sudo apt-get install ctags <text:s text:c="6"/>//ctags -R</text:p>
      <text:p text:style-name="P41">sudo apt-get install meld</text:p>
      <text:p text:style-name="P44">sudo apt-get install vsftpd <text:s text:c="4"/>//sudo vi /etc/vsftpd.conf</text:p>
      <text:p text:style-name="P39"/>
      <text:p text:style-name="P39">man 3 printf</text:p>
      <text:p text:style-name="P39">man socket</text:p>
      <text:p text:style-name="P39"/>
      <text:p text:style-name="P47">sudo dpkg -i VNC-Server-5.0.5-Linux-x64.deb</text:p>
      <text:p text:style-name="P47"/>
      <text:p text:style-name="P48">================================================</text:p>
      <text:p text:style-name="P48"/>
      <text:p text:style-name="P49"><text:a xlink:type="simple" xlink:href="https://source.android.com/source/initializing.html"><text:span text:style-name="T25">https://source.android.com/source/initializing.html</text:span></text:a></text:p>
      <text:p text:style-name="P59"/>
      <text:p text:style-name="P60">1\ Install JDK, needs the 1.6 version</text:p>
      <text:p text:style-name="P50"><text:span text:style-name="T26"><text:s text:c="4"/></text:span><text:a xlink:type="simple" xlink:href="http://www.oracle.com/technetwork/java/javase/downloads/index.html"><text:span text:style-name="T26">http://www.oracle.com/technetwork/java/javase/downloads/index.html</text:span></text:a></text:p>
      <text:p text:style-name="P51"><text:span text:style-name="T26"><text:s text:c="4"/></text:span><text:span text:style-name="T27">Download jdk-6u45-linux-x64.bin</text:span></text:p>
      <text:p text:style-name="P51"><text:span text:style-name="T27"><text:s text:c="4"/>mkdir -p </text:span><text:s/>~/work/<text:span text:style-name="T27">A</text:span>ndriod/<text:span text:style-name="T27">jdk1.6</text:span></text:p>
      <text:p text:style-name="P51"><text:span text:style-name="T27"><text:s text:c="4"/>cp jdk-6u45-linux-x64.bin </text:span>~/work/<text:span text:style-name="T27">A</text:span>ndriod/<text:span text:style-name="T27">jdk1.6</text:span></text:p>
      <text:p text:style-name="P51"><text:span text:style-name="T27"><text:s text:c="4"/>cd </text:span>~/work/<text:span text:style-name="T27">A</text:span>ndriod/<text:span text:style-name="T27">jdk1.6</text:span></text:p>
      <text:p text:style-name="P61"><text:s text:c="4"/>chmod +x <text:s/>jdk-6u45-linux-x64.bin</text:p>
      <text:p text:style-name="P61"><text:s text:c="4"/>./jdk-6u45-linux-x64.bin</text:p>
      <text:p text:style-name="P61"/>
      <text:p text:style-name="P61"><text:s text:c="4"/>modify the .bashrc</text:p>
      <text:p text:style-name="P51"><text:s text:c="4"/><text:span text:style-name="T27">export JAVA_HOME=/home/paul/work/Andriod/jdk1.6/jdk1.6.0_45 </text:span></text:p>
      <text:p text:style-name="P61"><text:soft-page-break/>export JRE_HOME=/home/paul/work/Andriod/jdk1.6/jdk1.6.0_45/jre </text:p>
      <text:p text:style-name="P61">export PATH=/home/paul/work/Andriod/jdk1.6/jdk1.6.0_45/bin:$PATH </text:p>
      <text:p text:style-name="P61">export CLASSPATH=.:/home/paul/work/Andriod/jdk1.6/jdk1.6.0_45/lib:/home/paul/work/Andriod/jdk1.6/jdk1.6.0_45/jre/lib</text:p>
      <text:p text:style-name="P62"/>
      <text:p text:style-name="P31"/>
      <text:p text:style-name="P63">2\</text:p>
      <text:p text:style-name="P32"><text:span text:style-name="T24">repo init -u </text:span><text:a xlink:type="simple" xlink:href="https://android.googlesource.com/platform/manifest"><text:span text:style-name="T24">https://android.googlesource.com/platform/manifest</text:span></text:a></text:p>
      <text:p text:style-name="P64">repo sync</text:p>
      <text:p text:style-name="P64"/>
      <text:p text:style-name="P33"><text:span text:style-name="T28">make <text:s text:c="3"/></text:span><text:span text:style-name="T34">//</text:span><text:span text:style-name="T38">please install the relevant library</text:span></text:p>
      <text:p text:style-name="P53"><text:span text:style-name="T29"><text:s text:c="12"/>//</text:span><text:span text:style-name="T32">主要输出是 ~/android/src/out/target/product/generic下面的镜像文件</text:span></text:p>
      <text:p text:style-name="P69">source build/envsetup.sh <text:span text:style-name="T33"><text:s/>//</text:span><text:span text:style-name="T36">加载编译过程中用到的命令、环境变量</text:span></text:p>
      <text:p text:style-name="P69">lunch full-eng <text:s text:c="5"/><text:span text:style-name="T33">//</text:span><text:span text:style-name="T36">lunch命令是指打印或设置出当前系统中设置的编译项，full-eng 这个编译项由两部分组成，其中前半部分full表示目标设备为Android的模拟器，官方解释为：fully configured with all languages,apps,input methods。后半部分eng表示带有调试功能的工程机。</text:span></text:p>
      <text:p text:style-name="P70"/>
      <text:p text:style-name="P52"><text:span text:style-name="T31">make PRODUCT-sdk-sdk <text:s text:c="2"/></text:span><text:span text:style-name="T35">//</text:span><text:span text:style-name="T39">repo init -g all ; repo sync</text:span></text:p>
      <text:p text:style-name="P54"><text:s text:c="44"/>//不仅提供make产生的镜像文件，同时，提供编写application的环境，</text:p>
      <text:p text:style-name="P54"><text:s text:c="44"/>//比如adb, android, emulator等等</text:p>
      <text:p text:style-name="P35"><text:span text:style-name="T40">emulator </text:span><text:span text:style-name="T44">-kernel ./kernel/goldfish/arch/arm/boot/zImage</text:span><text:span text:style-name="T40"> <text:s/>-sysdir <text:s/>./Andriod_src/out/target/product/generic -system syste</text:span><text:span text:style-name="T41">m.</text:span><text:span text:style-name="T40">img -data userdata.img -ramdisk ./Andriod_src/out/target/product/generic/ramdisk.img <text:s/>-partition-size 1024 -show-kernel</text:span></text:p>
      <text:p text:style-name="P65"/>
      <text:p text:style-name="P57">Using this way to get the new branch</text:p>
      <text:p text:style-name="P57">1. cd .repo/manifests/</text:p>
      <text:p text:style-name="P57">2. git branch -a <text:s text:c="2"/>#remember the branch name you want to checkout</text:p>
      <text:p text:style-name="P55"><text:span text:style-name="T43">3</text:span><text:span text:style-name="T42">. cd ../..</text:span></text:p>
      <text:p text:style-name="P56"><text:span text:style-name="T43">4. repo init -u http...... <text:s/>-b xxxx <text:s/>//</text:span><text:span text:style-name="T42">orgin/</text:span><text:span text:style-name="T43">yyyy</text:span><text:span text:style-name="T42">/xxxx</text:span></text:p>
      <text:p text:style-name="P57">5. repo sync</text:p>
      <text:p text:style-name="P58">6. make clean</text:p>
      <text:p text:style-name="P58">7. make</text:p>
      <text:p text:style-name="P65"/>
      <text:p text:style-name="P66">3\ kernel source code</text:p>
      <text:p text:style-name="P34"><text:span text:style-name="T30">git clone </text:span><text:a xlink:type="simple" xlink:href="http://android.googlesource.com/kernel/goldfish.git"><text:span text:style-name="T30">http://android.googlesource.com/kernel/goldfish.git</text:span></text:a></text:p>
      <text:p text:style-name="P67">git checkout android-gldfish-2.6.29</text:p>
      <text:p text:style-name="P67"/>
      <text:p text:style-name="P71">modify the Makefile</text:p>
      <text:p text:style-name="P71">export ARCH=arm </text:p>
      <text:p text:style-name="P71">export CROSS_COMPILE=arm-eabi-</text:p>
      <text:p text:style-name="P72">//注意:ARTH ?=arm,的arm后边不要有空格</text:p>
      <text:p text:style-name="P71"/>
      <text:p text:style-name="P68">make goldfish_armv7_defconfig</text:p>
      <text:p text:style-name="P68">make</text:p>
      <text:p text:style-name="P73"/>
      <text:p text:style-name="P73">4\ compile the module of andriod, for example, compile the app about Email</text:p>
      <text:p text:style-name="P73"><text:s text:c="2"/></text:p>
      <text:p text:style-name="P73"><text:s text:c="2"/>mmm packages/apps/Email</text:p>
      <text:p text:style-name="P73"><text:s text:c="4"/></text:p>
      <text:p text:style-name="P28"><text:span text:style-name="T37">编译完成之后，就可以在out/target/product/generic/system/app目录下看到Email.apk文件了。Android系统自带的App都放在这具目录下。另外，Android系统的一些可执行文件，例如C编译的可</text:span><text:soft-page-break/><text:span text:style-name="T37">执行文件，放在out/target/product/generic/system/bin目录下，动态链接库文件放在out/target/product/generic/system/lib目录下，out/target/product/generic/system/lib/hw目录存放的是硬件抽象层（HAL）接口文件</text:span><text:span text:style-name="T45"> </text:span></text:p>
      <text:p text:style-name="P26"/>
      <text:p text:style-name="P73"><text:s text:c="3"/>重新打包一下system.img文件</text:p>
      <text:p text:style-name="P73"><text:s text:c="3"/>make snod</text:p>
      <text:p text:style-name="P73"/>
      <text:p text:style-name="P74"><text:span text:style-name="T46">5\ </text:span><text:span text:style-name="T47">Compile the kernel module driver</text:span></text:p>
      <text:p text:style-name="P75"><text:s text:c="5"/>a\ Ref: code/driver/hello/README</text:p>
      <text:p text:style-name="P75"><text:s text:c="5"/>b\ adb shell</text:p>
      <text:p text:style-name="P75"><text:s text:c="5"/>c\ adb push hello.ko <text:s/>/data</text:p>
      <text:p text:style-name="P75"/>
      <text:p text:style-name="P76"><text:span text:style-name="T48">6\ Compile the C app for Android</text:span></text:p>
      <text:p text:style-name="P76"><text:span text:style-name="T48"><text:s text:c="4"/>a\ cd Andriod_src/external</text:span></text:p>
      <text:p text:style-name="P76"><text:span text:style-name="T48"><text:s text:c="4"/>b\ mkdir hello</text:span></text:p>
      <text:p text:style-name="P76"><text:span text:style-name="T48"><text:s text:c="4"/>c\ cp code/app/hello/* ./</text:span></text:p>
      <text:p text:style-name="P76"><text:span text:style-name="T48"><text:s text:c="4"/>d\ mmm ./external/hello</text:span></text:p>
      <text:p text:style-name="P76"><text:span text:style-name="T48"><text:s text:c="4"/>e\ make snod</text:span></text:p>
      <text:p text:style-name="P76"><text:span text:style-name="T48"><text:s text:c="4"/>f\ emulater; <text:s/>adb shell; <text:s/>cd /system/bin; hell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de" style:family="paragraph" style:parent-style-name="Standard">
      <style:paragraph-properties fo:margin-left="0.5in" fo:margin-right="0in" fo:text-indent="0in" style:auto-text-indent="false"/>
      <style:text-properties style:font-name="Courier New" style:font-name-complex="Courier New" style:font-size-complex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12:07:09</meta:creation-date>
    <dc:date>2013-09-14T16:17:48</dc:date>
    <meta:editing-duration>P1DT7H46M57S</meta:editing-duration>
    <meta:editing-cycles>54</meta:editing-cycles>
    <meta:generator>LibreOffice/4.0.2.2$Linux_X86_64 LibreOffice_project/400m0$Build-2</meta:generator>
    <dc:creator>Paul Zhang</dc:creator>
    <meta:document-statistic meta:table-count="0" meta:image-count="0" meta:object-count="0" meta:page-count="5" meta:paragraph-count="181" meta:word-count="1056" meta:character-count="7865" meta:non-whitespace-character-count="6660"/>
  </office:meta>
</office:document-meta>
</file>